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monospace" svg:font-family="monospace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ac44"/>
    </style:style>
    <style:style style:name="P2" style:family="paragraph" style:parent-style-name="Text_20_body">
      <style:paragraph-properties fo:margin-top="0in" fo:margin-bottom="0.1965in" loext:contextual-spacing="false" fo:text-align="start" style:justify-single-word="false"/>
      <style:text-properties officeooo:paragraph-rsid="0013ac44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13ac44"/>
    </style:style>
    <style:style style:name="P5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13ac44"/>
    </style:style>
    <style:style style:name="P6" style:family="paragraph" style:parent-style-name="Preformatted_20_Text">
      <style:paragraph-properties fo:margin-top="0in" fo:margin-bottom="0.1965in" loext:contextual-spacing="false"/>
      <style:text-properties style:font-name="monospace" officeooo:paragraph-rsid="0013ac44"/>
    </style:style>
    <style:style style:name="P7" style:family="paragraph" style:parent-style-name="Table_20_Contents">
      <style:paragraph-properties fo:margin-top="0in" fo:margin-bottom="0.1965in" loext:contextual-spacing="false" fo:text-align="start" style:justify-single-word="false"/>
      <style:text-properties officeooo:paragraph-rsid="0013ac44"/>
    </style:style>
    <style:style style:name="P8" style:family="paragraph" style:parent-style-name="Heading_20_4">
      <style:paragraph-properties fo:margin-top="0in" fo:margin-bottom="0.1965in" loext:contextual-spacing="false" fo:text-align="start" style:justify-single-word="false"/>
      <style:text-properties officeooo:paragraph-rsid="0013ac44"/>
    </style:style>
    <style:style style:name="P9" style:family="paragraph" style:parent-style-name="Preformatted_20_Text">
      <style:text-properties officeooo:paragraph-rsid="0013ac44"/>
    </style:style>
    <style:style style:name="P10" style:family="paragraph" style:parent-style-name="Preformatted_20_Text">
      <style:text-properties fo:color="#666666" style:font-name="monospace" fo:font-style="italic" officeooo:paragraph-rsid="0013ac44"/>
    </style:style>
    <style:style style:name="P11" style:family="paragraph" style:parent-style-name="Preformatted_20_Text">
      <style:text-properties style:font-name="monospace" officeooo:paragraph-rsid="0013ac44"/>
    </style:style>
    <style:style style:name="P12" style:family="paragraph" style:parent-style-name="Heading_20_3">
      <style:text-properties officeooo:paragraph-rsid="0013ac44"/>
    </style:style>
    <style:style style:name="P13" style:family="paragraph" style:parent-style-name="Heading_20_3">
      <style:text-properties officeooo:paragraph-rsid="0013afba"/>
    </style:style>
    <style:style style:name="P14" style:family="paragraph" style:parent-style-name="Heading_20_4">
      <style:text-properties officeooo:paragraph-rsid="0013ac44"/>
    </style:style>
    <style:style style:name="P15" style:family="paragraph" style:parent-style-name="Text_20_body" style:list-style-name="L1">
      <style:text-properties officeooo:paragraph-rsid="0013ac4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3afba"/>
    </style:style>
    <style:style style:name="T3" style:family="text">
      <style:text-properties officeooo:rsid="0014d4f6"/>
    </style:style>
    <style:style style:name="T4" style:family="text">
      <style:text-properties officeooo:rsid="00183c65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">
        <style:list-level-properties text:space-before="0.2945in" text:min-label-width="0.1965in"/>
      </text:list-level-style-bullet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3"><text:span text:style-name="T2">OPENVPN SERVER HOW TO IN UBUNTU (tunnel Mode)</text:span></text:h>
      <text:h text:style-name="P12" text:outline-level="3">Installation</text:h>
      <text:p text:style-name="P1">To install <text:span text:style-name="Strong_20_Emphasis">openvpn</text:span> in a terminal enter: </text:p>
      <text:p text:style-name="P4"><text:span text:style-name="Strong_20_Emphasis">sudo apt-get install openvpn</text:span></text:p>
      <text:h text:style-name="P14" text:outline-level="4"><text:bookmark text:name="openvpn-server-cert"/>Server Certificates</text:h>
      <text:p text:style-name="P1">Now that the <text:span text:style-name="Strong_20_Emphasis">openvpn</text:span> package is installed, the certificates for the VPN server need to be created. </text:p>
      <text:p text:style-name="P1">First, copy the <text:span text:style-name="Source_20_Text">easy-rsa</text:span> directory to <text:span text:style-name="Source_20_Text">/etc/openvpn</text:span>. This will ensure that any changes to the scripts will not be lost when the package is updated. You will also need to adjust permissions in the <text:span text:style-name="Source_20_Text">easy-rsa</text:span> directory to allow the current user permission to create files. From a terminal enter: </text:p>
      <text:p text:style-name="P9"><text:span text:style-name="Strong_20_Emphasis">sudo mkdir /etc/openvpn/easy-rsa/</text:span></text:p>
      <text:p text:style-name="P9"><text:span text:style-name="Strong_20_Emphasis">sudo cp -r /usr/share/doc/openvpn/examples/easy-rsa/2.0/* /etc/openvpn/easy-rsa/</text:span></text:p>
      <text:p text:style-name="P4"><text:span text:style-name="Strong_20_Emphasis">sudo chown -R $USER /etc/openvpn/easy-rsa/</text:span></text:p>
      <text:p text:style-name="P1">Next, edit <text:span text:style-name="Source_20_Text">/etc/openvpn/easy-rsa/vars</text:span> adjusting the following to your environment: </text:p>
      <text:p text:style-name="P9">export KEY_COUNTRY="<text:span text:style-name="T3">MW</text:span>"</text:p>
      <text:p text:style-name="P9">export KEY_PROVINCE="<text:span text:style-name="T3">LL</text:span>"</text:p>
      <text:p text:style-name="P9">export KEY_CITY="<text:span text:style-name="T3">Lilongwe</text:span>"</text:p>
      <text:p text:style-name="P9">export KEY_ORG="<text:span text:style-name="T4">Baobab Health Trust</text:span>"</text:p>
      <text:p text:style-name="P4">export KEY_EMAIL="<text:span text:style-name="T3">baobab@baobabhealth.org</text:span>"</text:p>
      <text:p text:style-name="P1">Enter the following to create the server certificates: </text:p>
      <text:p text:style-name="P9"><text:span text:style-name="Strong_20_Emphasis">cd /etc/openvpn/easy-rsa/</text:span></text:p>
      <text:p text:style-name="P9"><text:span text:style-name="Strong_20_Emphasis">source vars</text:span></text:p>
      <text:p text:style-name="P9"><text:span text:style-name="Strong_20_Emphasis">./clean-all</text:span></text:p>
      <text:p text:style-name="P9"><text:span text:style-name="Strong_20_Emphasis">./build-dh</text:span></text:p>
      <text:p text:style-name="P9"><text:span text:style-name="Strong_20_Emphasis">./pkitool --initca</text:span></text:p>
      <text:p text:style-name="P9"><text:span text:style-name="Strong_20_Emphasis">./pkitool --server server</text:span></text:p>
      <text:p text:style-name="P9"><text:span text:style-name="Strong_20_Emphasis">cd keys</text:span></text:p>
      <text:p text:style-name="P9"><text:span text:style-name="Strong_20_Emphasis">openvpn --genkey --secret ta.key</text:span></text:p>
      <text:p text:style-name="P4"><text:span text:style-name="Strong_20_Emphasis">sudo cp server.crt server.key ca.crt dh1024.pem ta.key /etc/openvpn/</text:span></text:p>
      <text:h text:style-name="P14" text:outline-level="4"><text:bookmark text:name="openvpn-client-cert"/>Client Certificates</text:h>
      <text:p text:style-name="P1">The VPN client will also need a certificate to authenticate itself to the server. To create the certificate, enter the following in a terminal: </text:p>
      <text:p text:style-name="P9"><text:span text:style-name="Strong_20_Emphasis">cd /etc/openvpn/easy-rsa/</text:span></text:p>
      <text:p text:style-name="P9"><text:span text:style-name="Strong_20_Emphasis">source vars</text:span></text:p>
      <text:p text:style-name="P4"><text:span text:style-name="Strong_20_Emphasis">./pkitool hostname</text:span></text:p>
      <text:p text:style-name="P7"><text:span text:style-name="Strong_20_Emphasis"><text:span text:style-name="T1">Replace</text:span></text:span><text:span text:style-name="Strong_20_Emphasis"> </text:span><text:span text:style-name="Emphasis">hostname</text:span><text:span text:style-name="Strong_20_Emphasis"> </text:span><text:span text:style-name="Strong_20_Emphasis"><text:span text:style-name="T1">with the actual hostname of the machine connecting to the VPN</text:span></text:span></text:p>
      <text:p text:style-name="P1">Copy the following files to the client: </text:p>
      <text:list xml:id="list6302299183599144557" text:style-name="L1">
        <text:list-item>
          <text:p text:style-name="P15">/etc/openvpn/ca.crt</text:p>
        </text:list-item>
        <text:list-item>
          <text:p text:style-name="P15">/etc/openvpn/easy-rsa/keys/hostname.crt</text:p>
        </text:list-item>
        <text:list-item>
          <text:p text:style-name="P15">/etc/openvpn/easy-rsa/keys/hostname.key</text:p>
        </text:list-item>
        <text:list-item>
          <text:p text:style-name="P15"><text:soft-page-break/>/etc/openvpn/ta.key</text:p>
        </text:list-item>
      </text:list>
      <text:p text:style-name="P1"/>
      <text:p text:style-name="P7"><text:span text:style-name="Strong_20_Emphasis"><text:s/></text:span><text:span text:style-name="Strong_20_Emphasis"><text:span text:style-name="T1">Remember to adjust the above file names for your client machine's</text:span></text:span><text:span text:style-name="Strong_20_Emphasis"> </text:span><text:span text:style-name="Emphasis">hostname</text:span><text:span text:style-name="Strong_20_Emphasis">. </text:span></text:p>
      <text:p text:style-name="P1">It is best to use a secure method to copy the certificate and key files. The <text:span text:style-name="Strong_20_Emphasis">scp</text:span> utility is a good choice, but copying the files to removable media then to the client, also works well. </text:p>
      <text:h text:style-name="P12" text:outline-level="3"><text:bookmark text:name="openvpn-configuration"/>Configuration</text:h>
      <text:h text:style-name="P14" text:outline-level="4"><text:bookmark text:name="openvpn-server-configuration"/>Server Configuration</text:h>
      <text:p text:style-name="P1">Now configure the <text:span text:style-name="Strong_20_Emphasis">openvpn</text:span> server by creating <text:span text:style-name="Source_20_Text">/etc/openvpn/server.conf</text:span> from the example file. In a terminal enter: </text:p>
      <text:p text:style-name="P9"><text:span text:style-name="Strong_20_Emphasis">sudo cp /usr/share/doc/openvpn/examples/sample-config-files/server.conf.gz /etc/openvpn/</text:span></text:p>
      <text:p text:style-name="P4"><text:span text:style-name="Strong_20_Emphasis">sudo gzip -d /etc/openvpn/server.conf.gz</text:span></text:p>
      <text:p text:style-name="P1">Edit <text:span text:style-name="Source_20_Text">/etc/openvpn/server.conf</text:span> changing the following options to: </text:p>
      <text:p text:style-name="P10">#Change the VPN subnet address to one that makes sense to you (and don't collide with any other net)</text:p>
      <text:p text:style-name="P11">server 10.9.0.0 255.255.255.0</text:p>
      <text:p text:style-name="P10">#If you wish the computers on the VPN to be able to connect to each other then uncomment</text:p>
      <text:p text:style-name="P11">client-to-client</text:p>
      <text:p text:style-name="P10"># You can uncomment this out on</text:p>
      <text:p text:style-name="P10"># non-Windows systems.</text:p>
      <text:p text:style-name="P11">user nobody</text:p>
      <text:p text:style-name="P11">group nogroup</text:p>
      <text:p text:style-name="P10">#If this is uncommented then a separate log will be written for OpenVPN (If both log lines are uncommented, then syslog is used)</text:p>
      <text:p text:style-name="P11">log-append <text:s/>openvpn.log</text:p>
      <text:p text:style-name="P10">#To enable per client configurations uncomment:</text:p>
      <text:p text:style-name="P6">client-config-dir client-configs</text:p>
      <text:p text:style-name="P7"><text:span text:style-name="Strong_20_Emphasis"><text:span text:style-name="T1">Replace all IP addresses and domain names above with those of your network. </text:span></text:span></text:p>
      <text:h text:style-name="P8" text:outline-level="4"><text:span text:style-name="Strong_20_Emphasis"><text:span text:style-name="T5">Client Configuration</text:span></text:span></text:h>
      <text:p text:style-name="P2"><text:span text:style-name="Strong_20_Emphasis"><text:span text:style-name="T1">First, install </text:span></text:span><text:span text:style-name="Strong_20_Emphasis">openvpn</text:span><text:span text:style-name="Strong_20_Emphasis"><text:span text:style-name="T1"> on the client: </text:span></text:span></text:p>
      <text:p text:style-name="P3"><text:span text:style-name="Strong_20_Emphasis">sudo apt-get install openvpn</text:span></text:p>
      <text:p text:style-name="Text_20_body">Then with the server configured and the client certificates copied to the <text:span text:style-name="Source_20_Text">/etc/openvpn/</text:span> directory, create a client configuration file by copying the example. In a terminal on the client machine enter: </text:p>
      <text:p text:style-name="P3"><text:span text:style-name="Strong_20_Emphasis">sudo cp /usr/share/doc/openvpn/examples/sample-config-files/client.conf /etc/openvpn</text:span></text:p>
      <text:p text:style-name="Text_20_body">Now edit <text:span text:style-name="Source_20_Text">/etc/openvpn/client.conf</text:span> changing the following options: </text:p>
      <text:p text:style-name="Preformatted_20_Text">dev <text:span text:style-name="T3">tun</text:span></text:p>
      <text:p text:style-name="Preformatted_20_Text">remote <text:span text:style-name="T2">192.168.5.98</text:span> 1194</text:p>
      <text:p text:style-name="Preformatted_20_Text">cert <text:span text:style-name="T3">hostname</text:span>.crt</text:p>
      <text:p text:style-name="Preformatted_20_Text">key <text:span text:style-name="T3">hostname</text:span>.key</text:p>
      <text:p text:style-name="P3"><text:soft-page-break/>tls-auth ta.key 1</text:p>
      <text:p text:style-name="P5"><text:span text:style-name="Strong_20_Emphasis">/etc/init.d/openvpn restart</text:span></text:p>
      <text:p text:style-name="P7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monospace" svg:font-family="monospace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ZA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Z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1" style:font-family-asian="'DejaVu Sans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ppy Chikuse</meta:initial-creator>
    <meta:creation-date>2011-04-18T21:11:31</meta:creation-date>
    <dc:date>2017-05-04T14:39:21.153706211</dc:date>
    <meta:editing-duration>PT1H32M3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70" meta:word-count="470" meta:character-count="3403" meta:non-whitespace-character-count="2994"/>
  </office:meta>
</office:document-meta>
</file>